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7014in" style:rel-column-width="25562*"/>
    </style:style>
    <style:style style:name="Table12.B" style:family="table-column">
      <style:table-column-properties style:column-width="2.1118in" style:rel-column-width="19986*"/>
    </style:style>
    <style:style style:name="Table12.C" style:family="table-column">
      <style:table-column-properties style:column-width="2.1118in" style:rel-column-width="1998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2563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7014in" style:rel-column-width="25562*"/>
    </style:style>
    <style:style style:name="Table1.B" style:family="table-column">
      <style:table-column-properties style:column-width="2.1118in" style:rel-column-width="19986*"/>
    </style:style>
    <style:style style:name="Table1.C" style:family="table-column">
      <style:table-column-properties style:column-width="2.1118in" style:rel-column-width="199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56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2.2319in" table:align="margins"/>
    </style:style>
    <style:style style:name="Table6.A" style:family="table-column">
      <style:table-column-properties style:column-width="1.116in" style:rel-column-width="32767*"/>
    </style:style>
    <style:style style:name="Table6.B" style:family="table-column">
      <style:table-column-properties style:column-width="1.1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2319in" table:align="margins"/>
    </style:style>
    <style:style style:name="Table7.A" style:family="table-column">
      <style:table-column-properties style:column-width="1.116in" style:rel-column-width="32767*"/>
    </style:style>
    <style:style style:name="Table7.B" style:family="table-column">
      <style:table-column-properties style:column-width="1.116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319in" table:align="margins"/>
    </style:style>
    <style:style style:name="Table8.A" style:family="table-column">
      <style:table-column-properties style:column-width="1.116in" style:rel-column-width="32767*"/>
    </style:style>
    <style:style style:name="Table8.B" style:family="table-column">
      <style:table-column-properties style:column-width="1.116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7014in" style:rel-column-width="25562*"/>
    </style:style>
    <style:style style:name="Table10.B" style:family="table-column">
      <style:table-column-properties style:column-width="2.1118in" style:rel-column-width="19986*"/>
    </style:style>
    <style:style style:name="Table10.C" style:family="table-column">
      <style:table-column-properties style:column-width="2.1118in" style:rel-column-width="1998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0.2563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1542in" style:rel-column-width="10922*"/>
    </style:style>
    <style:style style:name="Table11.F" style:family="table-column">
      <style:table-column-properties style:column-width="1.1542in" style:rel-column-width="1092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3.3854in" table:align="margins"/>
    </style:style>
    <style:style style:name="Table15.A" style:family="table-column">
      <style:table-column-properties style:column-width="1.6924in" style:rel-column-width="32767*"/>
    </style:style>
    <style:style style:name="Table15.B" style:family="table-column">
      <style:table-column-properties style:column-width="1.6931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868in" table:align="margins"/>
    </style:style>
    <style:style style:name="Table16.A" style:family="table-column">
      <style:table-column-properties style:column-width="1.6931in" style:rel-column-width="32767*"/>
    </style:style>
    <style:style style:name="Table16.B" style:family="table-column">
      <style:table-column-properties style:column-width="1.6938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9" style:family="table">
      <style:table-properties style:width="3.3854in" table:align="margins"/>
    </style:style>
    <style:style style:name="Table19.A" style:family="table-column">
      <style:table-column-properties style:column-width="1.6924in" style:rel-column-width="32767*"/>
    </style:style>
    <style:style style:name="Table19.B" style:family="table-column">
      <style:table-column-properties style:column-width="1.6931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3868in" table:align="margins"/>
    </style:style>
    <style:style style:name="Table20.A" style:family="table-column">
      <style:table-column-properties style:column-width="1.6931in" style:rel-column-width="32767*"/>
    </style:style>
    <style:style style:name="Table20.B" style:family="table-column">
      <style:table-column-properties style:column-width="1.6938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A1" style:family="table-cell">
      <style:table-cell-properties fo:padding="0.0382in" fo:border-left="0.05pt solid #000000" fo:border-right="none" fo:border-top="0.05pt solid #000000" fo:border-bottom="none"/>
    </style:style>
    <style:style style:name="Table2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font-size="2pt" style:font-size-asian="1.75pt" style:font-size-complex="2pt"/>
    </style:style>
    <style:style style:name="P2" style:family="paragraph" style:parent-style-name="Horizontal_20_Line">
      <style:paragraph-properties fo:line-height="100%"/>
    </style:style>
    <style:style style:name="P3" style:family="paragraph" style:parent-style-name="Text_20_body">
      <style:paragraph-properties fo:text-align="center" style:justify-single-word="false"/>
      <style:text-properties fo:font-size="10.5pt" style:font-size-asian="9.14999961853027pt" style:font-size-complex="10.5pt"/>
    </style:style>
    <style:style style:name="P4" style:family="paragraph" style:parent-style-name="Text_20_body">
      <style:text-properties officeooo:rsid="0020eca6" officeooo:paragraph-rsid="0020eca6"/>
    </style:style>
    <style:style style:name="P5" style:family="paragraph" style:parent-style-name="Text_20_body">
      <style:paragraph-properties fo:line-height="100%"/>
      <style:text-properties officeooo:rsid="0024d095" officeooo:paragraph-rsid="0024d095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fo:font-weight="bold" officeooo:rsid="00342765" officeooo:paragraph-rsid="00342765" style:font-weight-asian="bold" style:font-weight-complex="bold"/>
    </style:style>
    <style:style style:name="P8" style:family="paragraph" style:parent-style-name="Table_20_Contents">
      <style:paragraph-properties fo:line-height="100%"/>
      <style:text-properties officeooo:rsid="00342765" officeooo:paragraph-rsid="00342765"/>
    </style:style>
    <style:style style:name="P9" style:family="paragraph" style:parent-style-name="Table_20_Contents">
      <style:paragraph-properties fo:line-height="100%" fo:text-align="start" style:justify-single-word="false"/>
      <style:text-properties officeooo:rsid="00363c2a" officeooo:paragraph-rsid="00349547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5pt" style:text-underline-style="none" fo:font-weight="bold" officeooo:paragraph-rsid="002f9a39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5pt" style:text-underline-style="none" fo:font-weight="bold" officeooo:paragraph-rsid="002ab98a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021fb39" officeooo:paragraph-rsid="002f9a39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021fb39" officeooo:paragraph-rsid="0021fb39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rsid="0021fb39" officeooo:paragraph-rsid="002ab98a"/>
    </style:style>
    <style:style style:name="P16" style:family="paragraph" style:parent-style-name="Table_20_Contents">
      <style:paragraph-properties fo:line-height="100%"/>
      <style:text-properties officeooo:rsid="0021fb39" officeooo:paragraph-rsid="0024d095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020eca6" officeooo:paragraph-rsid="002f9a39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020eca6" officeooo:paragraph-rsid="0020eca6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rsid="0020eca6" officeooo:paragraph-rsid="0021fb39"/>
    </style:style>
    <style:style style:name="P20" style:family="paragraph" style:parent-style-name="Table_20_Contents">
      <style:paragraph-properties fo:line-height="100%" fo:text-align="center" style:justify-single-word="false"/>
      <style:text-properties officeooo:rsid="0020eca6" officeooo:paragraph-rsid="002ab98a"/>
    </style:style>
    <style:style style:name="P21" style:family="paragraph" style:parent-style-name="Table_20_Contents">
      <style:paragraph-properties fo:line-height="100%" fo:text-align="center" style:justify-single-word="false"/>
      <style:text-properties officeooo:rsid="00301df7" officeooo:paragraph-rsid="002f9a39"/>
    </style:style>
    <style:style style:name="P22" style:family="paragraph" style:parent-style-name="Table_20_Contents">
      <style:paragraph-properties fo:line-height="100%"/>
      <style:text-properties officeooo:rsid="0023eef3" officeooo:paragraph-rsid="0024d095"/>
    </style:style>
    <style:style style:name="P23" style:family="paragraph" style:parent-style-name="Table_20_Contents">
      <style:paragraph-properties fo:line-height="100%"/>
      <style:text-properties officeooo:rsid="0024d095" officeooo:paragraph-rsid="0024d095"/>
    </style:style>
    <style:style style:name="P24" style:family="paragraph" style:parent-style-name="Table_20_Contents">
      <style:paragraph-properties fo:line-height="100%"/>
      <style:text-properties officeooo:rsid="0026cf4a" officeooo:paragraph-rsid="0026cf4a"/>
    </style:style>
    <style:style style:name="P25" style:family="paragraph" style:parent-style-name="Table_20_Contents">
      <style:paragraph-properties fo:line-height="100%"/>
      <style:text-properties officeooo:rsid="0029f5d2" officeooo:paragraph-rsid="0029f5d2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02ab98a" officeooo:paragraph-rsid="002ab98a"/>
    </style:style>
    <style:style style:name="P27" style:family="paragraph" style:parent-style-name="Table_20_Contents">
      <style:paragraph-properties fo:line-height="100%"/>
      <style:text-properties officeooo:rsid="002b1718" officeooo:paragraph-rsid="002b1718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Table_20_Contents">
      <style:paragraph-properties fo:line-height="100%" fo:text-align="center" style:justify-single-word="false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paragraph-rsid="002f9a39"/>
    </style:style>
    <style:style style:name="P31" style:family="paragraph" style:parent-style-name="Table_20_Contents">
      <style:paragraph-properties fo:line-height="100%" fo:text-align="center" style:justify-single-word="false"/>
      <style:text-properties officeooo:paragraph-rsid="002ab98a"/>
    </style:style>
    <style:style style:name="P32" style:family="paragraph" style:parent-style-name="Table_20_Contents">
      <style:paragraph-properties fo:line-height="100%" fo:text-align="start" style:justify-single-word="false"/>
    </style:style>
    <style:style style:name="P33" style:family="paragraph" style:parent-style-name="Table_20_Contents">
      <style:paragraph-properties fo:line-height="100%" fo:text-align="center" style:justify-single-word="false"/>
      <style:text-properties fo:font-weight="bold" officeooo:rsid="00349547" officeooo:paragraph-rsid="00349547" style:font-weight-asian="bold" style:font-weight-complex="bold"/>
    </style:style>
    <style:style style:name="P34" style:family="paragraph" style:parent-style-name="Table_20_Contents">
      <style:paragraph-properties fo:line-height="100%" fo:text-align="start" style:justify-single-word="false"/>
      <style:text-properties fo:font-size="12pt" officeooo:rsid="00349547" officeooo:paragraph-rsid="00349547" style:font-size-asian="12pt" style:font-size-complex="12pt"/>
    </style:style>
    <style:style style:name="P35" style:family="paragraph" style:parent-style-name="Table_20_Contents">
      <style:paragraph-properties fo:line-height="100%" fo:text-align="start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line-height="100%" fo:text-align="start" style:justify-single-word="false"/>
      <style:text-properties fo:font-weight="normal" officeooo:rsid="00349547" officeooo:paragraph-rsid="00349547" style:font-weight-asian="normal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officeooo:rsid="00349547" officeooo:paragraph-rsid="00349547"/>
    </style:style>
    <style:style style:name="P38" style:family="paragraph" style:parent-style-name="Table_20_Contents">
      <style:text-properties officeooo:rsid="00393393" officeooo:paragraph-rsid="00393393"/>
    </style:style>
    <style:style style:name="P39" style:family="paragraph" style:parent-style-name="Table_20_Contents">
      <style:text-properties officeooo:rsid="00394a40" officeooo:paragraph-rsid="00394a40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paragraph-properties fo:line-height="100%"/>
      <style:text-properties officeooo:paragraph-rsid="002f9a39"/>
    </style:style>
    <style:style style:name="P44" style:family="paragraph" style:parent-style-name="Text_20_body" style:list-style-name="L2">
      <style:paragraph-properties fo:line-height="100%"/>
      <style:text-properties officeooo:rsid="0021fb39" officeooo:paragraph-rsid="0021fb39"/>
    </style:style>
    <style:style style:name="P45" style:family="paragraph" style:parent-style-name="Text_20_body" style:list-style-name="L2">
      <style:paragraph-properties fo:line-height="100%"/>
      <style:text-properties officeooo:rsid="0021fb39" officeooo:paragraph-rsid="0024d095"/>
    </style:style>
    <style:style style:name="P46" style:family="paragraph" style:parent-style-name="Text_20_body" style:list-style-name="L2">
      <style:paragraph-properties fo:line-height="100%"/>
      <style:text-properties officeooo:rsid="0024d095" officeooo:paragraph-rsid="0024d095"/>
    </style:style>
    <style:style style:name="P47" style:family="paragraph" style:parent-style-name="Text_20_body" style:list-style-name="L3">
      <style:paragraph-properties fo:line-height="100%"/>
      <style:text-properties officeooo:rsid="002b1718" officeooo:paragraph-rsid="002b1718"/>
    </style:style>
    <style:style style:name="P48" style:family="paragraph" style:parent-style-name="Text_20_body" style:list-style-name="L6">
      <style:paragraph-properties fo:line-height="100%"/>
      <style:text-properties officeooo:rsid="0031e34b" officeooo:paragraph-rsid="00302ce0"/>
    </style:style>
    <style:style style:name="P49" style:family="paragraph" style:parent-style-name="Text_20_body" style:list-style-name="L7">
      <style:text-properties officeooo:rsid="00393393" officeooo:paragraph-rsid="00393393"/>
    </style:style>
    <style:style style:name="P50" style:family="paragraph" style:parent-style-name="Text_20_body" style:list-style-name="L8">
      <style:text-properties officeooo:rsid="00393393" officeooo:paragraph-rsid="00393393"/>
    </style:style>
    <style:style style:name="P51" style:family="paragraph" style:parent-style-name="Text_20_body" style:list-style-name="L9">
      <style:text-properties officeooo:rsid="00394a40" officeooo:paragraph-rsid="00394a40"/>
    </style:style>
    <style:style style:name="P52" style:family="paragraph" style:parent-style-name="Text_20_body">
      <style:text-properties officeooo:rsid="003baefb" officeooo:paragraph-rsid="003baefb"/>
    </style:style>
    <style:style style:name="P53" style:family="paragraph" style:parent-style-name="Text_20_body">
      <style:text-properties officeooo:paragraph-rsid="003baefb"/>
    </style:style>
    <style:style style:name="P54" style:family="paragraph" style:parent-style-name="Text_20_body">
      <style:text-properties officeooo:rsid="003ccad4" officeooo:paragraph-rsid="003ccad4"/>
    </style:style>
    <style:style style:name="P55" style:family="paragraph" style:parent-style-name="Text_20_body">
      <style:text-properties officeooo:rsid="003eb62e" officeooo:paragraph-rsid="003eb62e"/>
    </style:style>
    <style:style style:name="P56" style:family="paragraph" style:parent-style-name="Text_20_body">
      <style:text-properties officeooo:paragraph-rsid="003eb62e"/>
    </style:style>
    <style:style style:name="P57" style:family="paragraph" style:parent-style-name="Text_20_body">
      <style:text-properties officeooo:paragraph-rsid="003f6bc1"/>
    </style:style>
    <style:style style:name="P58" style:family="paragraph" style:parent-style-name="Heading_20_1" style:list-style-name="">
      <style:text-properties fo:font-size="25pt" officeooo:rsid="0020eca6" officeooo:paragraph-rsid="0020eca6" style:font-size-asian="25pt" style:font-size-complex="25pt"/>
    </style:style>
    <style:style style:name="P59" style:family="paragraph" style:parent-style-name="Heading_20_1">
      <style:paragraph-properties fo:line-height="100%" fo:break-before="page"/>
      <style:text-properties fo:font-size="25pt" officeooo:rsid="0020eca6" officeooo:paragraph-rsid="0020eca6" style:font-size-asian="25pt" style:font-size-complex="25pt"/>
    </style:style>
    <style:style style:name="P60" style:family="paragraph" style:parent-style-name="Heading_20_1">
      <style:paragraph-properties fo:line-height="100%" fo:break-before="page"/>
    </style:style>
    <style:style style:name="P61" style:family="paragraph" style:parent-style-name="Heading_20_1">
      <style:paragraph-properties fo:break-before="page"/>
      <style:text-properties officeooo:rsid="00393393" officeooo:paragraph-rsid="00393393"/>
    </style:style>
    <style:style style:name="P62" style:family="paragraph" style:parent-style-name="Heading_20_1">
      <style:paragraph-properties fo:break-before="page"/>
      <style:text-properties officeooo:rsid="003baefb" officeooo:paragraph-rsid="003baefb"/>
    </style:style>
    <style:style style:name="P63" style:family="paragraph" style:parent-style-name="Heading_20_2">
      <style:paragraph-properties fo:line-height="100%"/>
      <style:text-properties officeooo:rsid="002f9a39" officeooo:paragraph-rsid="002f9a39"/>
    </style:style>
    <style:style style:name="P64" style:family="paragraph" style:parent-style-name="Heading_20_2">
      <style:paragraph-properties fo:line-height="100%"/>
      <style:text-properties fo:font-size="20pt" officeooo:rsid="0020eca6" officeooo:paragraph-rsid="0020eca6" style:font-size-asian="20pt" style:font-size-complex="20pt"/>
    </style:style>
    <style:style style:name="P65" style:family="paragraph" style:parent-style-name="Heading_20_2">
      <style:paragraph-properties fo:line-height="100%"/>
    </style:style>
    <style:style style:name="P66" style:family="paragraph" style:parent-style-name="Heading_20_2">
      <style:paragraph-properties fo:line-height="100%"/>
      <style:text-properties officeooo:rsid="00302ce0" officeooo:paragraph-rsid="00302ce0"/>
    </style:style>
    <style:style style:name="P67" style:family="paragraph" style:parent-style-name="Heading_20_2">
      <style:paragraph-properties fo:line-height="100%"/>
      <style:text-properties officeooo:rsid="002bda89" officeooo:paragraph-rsid="002bda89"/>
    </style:style>
    <style:style style:name="P68" style:family="paragraph" style:parent-style-name="Heading_20_2">
      <style:text-properties officeooo:rsid="00393393" officeooo:paragraph-rsid="00393393"/>
    </style:style>
    <style:style style:name="P69" style:family="paragraph" style:parent-style-name="Heading_20_2">
      <style:text-properties officeooo:rsid="003baefb" officeooo:paragraph-rsid="003baefb"/>
    </style:style>
    <style:style style:name="P70" style:family="paragraph" style:parent-style-name="Heading_20_2">
      <style:text-properties officeooo:rsid="003eb62e" officeooo:paragraph-rsid="003eb62e"/>
    </style:style>
    <style:style style:name="P71" style:family="paragraph" style:parent-style-name="Heading_20_2">
      <style:text-properties officeooo:rsid="003f6bc1" officeooo:paragraph-rsid="003f6bc1"/>
    </style:style>
    <style:style style:name="P72" style:family="paragraph" style:parent-style-name="Table_20_Contents" style:list-style-name="L4">
      <style:paragraph-properties fo:line-height="100%"/>
      <style:text-properties officeooo:rsid="00342765" officeooo:paragraph-rsid="00342765"/>
    </style:style>
    <style:style style:name="P73" style:family="paragraph" style:parent-style-name="Table_20_Contents" style:list-style-name="L5">
      <style:paragraph-properties fo:line-height="100%"/>
      <style:text-properties officeooo:rsid="00342765" officeooo:paragraph-rsid="00342765"/>
    </style:style>
    <style:style style:name="P74" style:family="paragraph" style:parent-style-name="Table_20_Contents">
      <style:text-properties officeooo:rsid="003eb62e" officeooo:paragraph-rsid="003eb62e"/>
    </style:style>
    <style:style style:name="P75" style:family="paragraph" style:parent-style-name="Table_20_Contents">
      <style:text-properties officeooo:rsid="003f6bc1" officeooo:paragraph-rsid="003f6bc1"/>
    </style:style>
    <style:style style:name="P76" style:family="paragraph" style:parent-style-name="Table_20_Contents" style:list-style-name="L10">
      <style:text-properties officeooo:rsid="003f6bc1" officeooo:paragraph-rsid="003f6bc1"/>
    </style:style>
    <style:style style:name="P77" style:family="paragraph" style:parent-style-name="Heading_20_3">
      <style:paragraph-properties fo:line-height="100%"/>
      <style:text-properties officeooo:rsid="002f9a39" officeooo:paragraph-rsid="002f9a39"/>
    </style:style>
    <style:style style:name="P78" style:family="paragraph" style:parent-style-name="Heading_20_3">
      <style:paragraph-properties fo:line-height="100%"/>
    </style:style>
    <style:style style:name="P79" style:family="paragraph" style:parent-style-name="Heading_20_3">
      <style:paragraph-properties fo:line-height="100%"/>
      <style:text-properties fo:font-size="15pt" officeooo:rsid="0021fb39" officeooo:paragraph-rsid="0021fb39" style:font-size-asian="15pt" style:font-size-complex="15pt"/>
    </style:style>
    <style:style style:name="P80" style:family="paragraph" style:parent-style-name="Heading_20_3">
      <style:paragraph-properties fo:line-height="100%"/>
      <style:text-properties officeooo:rsid="002ab98a" officeooo:paragraph-rsid="002ab98a"/>
    </style:style>
    <style:style style:name="P81" style:family="paragraph" style:parent-style-name="Heading_20_3">
      <style:paragraph-properties fo:line-height="100%"/>
      <style:text-properties officeooo:rsid="002b1718" officeooo:paragraph-rsid="002b1718"/>
    </style:style>
    <style:style style:name="P82" style:family="paragraph" style:parent-style-name="Heading_20_3">
      <style:text-properties officeooo:rsid="00393393" officeooo:paragraph-rsid="00393393"/>
    </style:style>
    <style:style style:name="P83" style:family="paragraph" style:parent-style-name="Heading_20_3">
      <style:text-properties officeooo:rsid="00394a40" officeooo:paragraph-rsid="00394a40"/>
    </style:style>
    <style:style style:name="T1" style:family="text">
      <style:text-properties officeooo:rsid="0020eca6"/>
    </style:style>
    <style:style style:name="T2" style:family="text">
      <style:text-properties officeooo:rsid="0021fb39"/>
    </style:style>
    <style:style style:name="T3" style:family="text">
      <style:text-properties officeooo:rsid="0023eef3"/>
    </style:style>
    <style:style style:name="T4" style:family="text">
      <style:text-properties officeooo:rsid="0027b4fe"/>
    </style:style>
    <style:style style:name="T5" style:family="text">
      <style:text-properties officeooo:rsid="002912e7"/>
    </style:style>
    <style:style style:name="T6" style:family="text">
      <style:text-properties officeooo:rsid="002ab98a"/>
    </style:style>
    <style:style style:name="T7" style:family="text">
      <style:text-properties officeooo:rsid="00301df7"/>
    </style:style>
    <style:style style:name="T8" style:family="text">
      <style:text-properties officeooo:rsid="00349547"/>
    </style:style>
    <style:style style:name="T9" style:family="text">
      <style:text-properties officeooo:rsid="00363c2a"/>
    </style:style>
    <style:style style:name="T10" style:family="text">
      <style:text-properties officeooo:rsid="00375344"/>
    </style:style>
    <style:style style:name="T11" style:family="text">
      <style:text-properties officeooo:rsid="0038449f"/>
    </style:style>
    <style:style style:name="T12" style:family="text">
      <style:text-properties officeooo:rsid="00393393"/>
    </style:style>
    <style:style style:name="T13" style:family="text">
      <style:text-properties officeooo:rsid="00394a40"/>
    </style:style>
    <style:style style:name="T14" style:family="text">
      <style:text-properties officeooo:rsid="003baefb"/>
    </style:style>
    <style:style style:name="T15" style:family="text">
      <style:text-properties fo:color="#00ffff"/>
    </style:style>
    <style:style style:name="T16" style:family="text">
      <style:text-properties fo:color="#ff0000"/>
    </style:style>
    <style:style style:name="T17" style:family="text">
      <style:text-properties fo:color="#ff00cc"/>
    </style:style>
    <style:style style:name="T18" style:family="text">
      <style:text-properties fo:color="#009900"/>
    </style:style>
    <style:style style:name="T19" style:family="text">
      <style:text-properties fo:color="#009900" officeooo:rsid="003eb62e"/>
    </style:style>
    <style:style style:name="T20" style:family="text">
      <style:text-properties fo:color="#0000c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visión De Español</text:p>
      <text:table-of-content text:style-name="Sect1" text:protected="true" text:name="Table of Contents1">
        <text:table-of-content-source text:outline-level="10">
          <text:index-title-template text:style-name="Contents_20_Heading">Tabla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</text:p>
          </text:index-title>
          <text:p text:style-name="P40"><text:a xlink:type="simple" xlink:href="#__RefHeading___Toc106_1062446934" text:style-name="Index_20_Link" text:visited-style-name="Index_20_Link">Lección 1<text:tab/>2</text:a></text:p>
          <text:p text:style-name="P41"><text:a xlink:type="simple" xlink:href="#__RefHeading___Toc628_1768285045" text:style-name="Index_20_Link" text:visited-style-name="Index_20_Link">El Presente<text:tab/>2</text:a></text:p>
          <text:p text:style-name="P42"><text:a xlink:type="simple" xlink:href="#__RefHeading___Toc630_1768285045" text:style-name="Index_20_Link" text:visited-style-name="Index_20_Link">Conjugación:<text:tab/>2</text:a></text:p>
          <text:p text:style-name="P42"><text:a xlink:type="simple" xlink:href="#__RefHeading___Toc322_10624469341" text:style-name="Index_20_Link" text:visited-style-name="Index_20_Link">Verbos Irregulares:<text:tab/>2</text:a></text:p>
          <text:p text:style-name="P40"><text:a xlink:type="simple" xlink:href="#__RefHeading___Toc108_1062446934" text:style-name="Index_20_Link" text:visited-style-name="Index_20_Link">Lección 2<text:tab/>3</text:a></text:p>
          <text:p text:style-name="P41"><text:a xlink:type="simple" xlink:href="#__RefHeading___Toc110_1062446934" text:style-name="Index_20_Link" text:visited-style-name="Index_20_Link">El Pretérito<text:tab/>3</text:a></text:p>
          <text:p text:style-name="P42"><text:a xlink:type="simple" xlink:href="#__RefHeading___Toc320_1062446934" text:style-name="Index_20_Link" text:visited-style-name="Index_20_Link">Conjugación:<text:tab/>3</text:a></text:p>
          <text:p text:style-name="P42"><text:a xlink:type="simple" xlink:href="#__RefHeading___Toc322_1062446934" text:style-name="Index_20_Link" text:visited-style-name="Index_20_Link">Verbos Irregulares:<text:tab/>3</text:a></text:p>
          <text:p text:style-name="P41"><text:a xlink:type="simple" xlink:href="#__RefHeading___Toc324_1062446934" text:style-name="Index_20_Link" text:visited-style-name="Index_20_Link">El Imperfecto<text:tab/>4</text:a></text:p>
          <text:p text:style-name="P42"><text:a xlink:type="simple" xlink:href="#__RefHeading___Toc327_1062446934" text:style-name="Index_20_Link" text:visited-style-name="Index_20_Link">Conjugación:<text:tab/>4</text:a></text:p>
          <text:p text:style-name="P42"><text:a xlink:type="simple" xlink:href="#__RefHeading___Toc329_1062446934" text:style-name="Index_20_Link" text:visited-style-name="Index_20_Link">Verbos Irregulares:<text:tab/>4</text:a></text:p>
          <text:p text:style-name="P41"><text:a xlink:type="simple" xlink:href="#__RefHeading___Toc741_303000359" text:style-name="Index_20_Link" text:visited-style-name="Index_20_Link">El Pretérito VS El Imperfecto<text:tab/>5</text:a></text:p>
          <text:p text:style-name="P41"><text:a xlink:type="simple" xlink:href="#__RefHeading___Toc331_1062446934" text:style-name="Index_20_Link" text:visited-style-name="Index_20_Link">Vocabulario<text:tab/>5</text:a></text:p>
          <text:p text:style-name="P40"><text:a xlink:type="simple" xlink:href="#__RefHeading___Toc1038_1826214006" text:style-name="Index_20_Link" text:visited-style-name="Index_20_Link">Lección 3<text:tab/>7</text:a></text:p>
          <text:p text:style-name="P41"><text:a xlink:type="simple" xlink:href="#__RefHeading___Toc1040_1826214006" text:style-name="Index_20_Link" text:visited-style-name="Index_20_Link">El subjuntivo<text:tab/>7</text:a></text:p>
          <text:p text:style-name="P42"><text:a xlink:type="simple" xlink:href="#__RefHeading___Toc1042_1826214006" text:style-name="Index_20_Link" text:visited-style-name="Index_20_Link">Conjugación:<text:tab/>7</text:a></text:p>
          <text:p text:style-name="P42"><text:a xlink:type="simple" xlink:href="#__RefHeading___Toc1044_1826214006" text:style-name="Index_20_Link" text:visited-style-name="Index_20_Link">Irregulares:<text:tab/>7</text:a></text:p>
          <text:p text:style-name="P42"><text:a xlink:type="simple" xlink:href="#__RefHeading___Toc1046_1826214006" text:style-name="Index_20_Link" text:visited-style-name="Index_20_Link">Usos:<text:tab/>7</text:a></text:p>
        </text:index-body>
      </text:table-of-content>
      <text:p text:style-name="P4"/>
      <text:h text:style-name="P58" text:outline-level="1"/>
      <text:h text:style-name="P59" text:outline-level="1"><text:bookmark-start text:name="__RefHeading___Toc106_1062446934"/>Lección 1<text:bookmark-end text:name="__RefHeading___Toc106_1062446934"/></text:h>
      <text:h text:style-name="P63" text:outline-level="2"><text:bookmark-start text:name="__RefHeading___Toc628_1768285045"/>El Presente<text:bookmark-end text:name="__RefHeading___Toc628_1768285045"/></text:h>
      <text:p text:style-name="P2"/>
      <text:h text:style-name="P77" text:outline-level="3"><text:bookmark-start text:name="__RefHeading___Toc630_1768285045"/>Conjugación:<text:bookmark-end text:name="__RefHeading___Toc630_1768285045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1">-<text:span text:style-name="T1">ar</text:span></text:p>
          </table:table-cell>
          <table:table-cell table:style-name="Table12.A1" office:value-type="string">
            <text:p text:style-name="P11">-<text:span text:style-name="T2">er</text:span></text:p>
          </table:table-cell>
          <table:table-cell table:style-name="Table12.C1" office:value-type="string">
            <text:p text:style-name="P11">-<text:span text:style-name="T2">ir</text:span></text:p>
          </table:table-cell>
        </table:table-row>
        <table:table-row>
          <table:table-cell table:style-name="Table12.A2" office:value-type="string">
            <text:p text:style-name="P30">-<text:span text:style-name="T7">o</text:span></text:p>
          </table:table-cell>
          <table:table-cell table:style-name="Table12.A2" office:value-type="string">
            <text:p text:style-name="P30">-<text:span text:style-name="T7">o</text:span></text:p>
          </table:table-cell>
          <table:table-cell table:style-name="Table12.C2" office:value-type="string">
            <text:p text:style-name="P30">-<text:span text:style-name="T7">o</text:span></text:p>
          </table:table-cell>
        </table:table-row>
        <table:table-row>
          <table:table-cell table:style-name="Table12.A2" office:value-type="string">
            <text:p text:style-name="P30">-<text:span text:style-name="T7">as</text:span></text:p>
          </table:table-cell>
          <table:table-cell table:style-name="Table12.A2" office:value-type="string">
            <text:p text:style-name="P13">-<text:span text:style-name="T7">es</text:span></text:p>
          </table:table-cell>
          <table:table-cell table:style-name="Table12.C2" office:value-type="string">
            <text:p text:style-name="P30">-<text:span text:style-name="T7">es</text:span></text:p>
          </table:table-cell>
        </table:table-row>
        <table:table-row table:style-name="Table12.4">
          <table:table-cell table:style-name="Table12.A2" office:value-type="string">
            <text:p text:style-name="P17">-<text:span text:style-name="T7">a</text:span></text:p>
          </table:table-cell>
          <table:table-cell table:style-name="Table12.A2" office:value-type="string">
            <text:p text:style-name="P17">-<text:span text:style-name="T7">e</text:span></text:p>
          </table:table-cell>
          <table:table-cell table:style-name="Table12.C2" office:value-type="string">
            <text:p text:style-name="P30">-<text:span text:style-name="T7">e</text:span></text:p>
          </table:table-cell>
        </table:table-row>
        <table:table-row>
          <table:table-cell table:style-name="Table12.A2" office:value-type="string">
            <text:p text:style-name="P30">-<text:span text:style-name="T7">amos</text:span></text:p>
          </table:table-cell>
          <table:table-cell table:style-name="Table12.A2" office:value-type="string">
            <text:p text:style-name="P30">-<text:span text:style-name="T7">emos</text:span></text:p>
          </table:table-cell>
          <table:table-cell table:style-name="Table12.C2" office:value-type="string">
            <text:p text:style-name="P21">-imos</text:p>
          </table:table-cell>
        </table:table-row>
        <table:table-row>
          <table:table-cell table:style-name="Table12.A2" office:value-type="string">
            <text:p text:style-name="P30">-<text:span text:style-name="T7">an</text:span></text:p>
          </table:table-cell>
          <table:table-cell table:style-name="Table12.A2" office:value-type="string">
            <text:p text:style-name="P30">-<text:span text:style-name="T7">en</text:span></text:p>
          </table:table-cell>
          <table:table-cell table:style-name="Table12.C2" office:value-type="string">
            <text:p text:style-name="P30">-<text:span text:style-name="T7">en</text:span></text:p>
          </table:table-cell>
        </table:table-row>
      </table:table>
      <text:h text:style-name="P78" text:outline-level="3"><text:bookmark-start text:name="__RefHeading___Toc322_10624469341"/><text:span text:style-name="T4">Verbos </text:span>Irregular<text:span text:style-name="T5">es</text:span>:<text:bookmark-end text:name="__RefHeading___Toc322_10624469341"/></text:h>
      <text:list xml:id="list5699608372044145338" text:style-name="L1">
        <text:list-item>
          <text:p text:style-name="P43"/>
        </text:list-item>
      </text:list>
      <text:h text:style-name="P60" text:outline-level="1"><text:bookmark-start text:name="__RefHeading___Toc108_1062446934"/>Lección 2<text:bookmark-end text:name="__RefHeading___Toc108_1062446934"/></text:h>
      <text:h text:style-name="P64" text:outline-level="2"><text:bookmark-start text:name="__RefHeading___Toc110_1062446934"/>El Pretérito<text:bookmark-end text:name="__RefHeading___Toc110_1062446934"/></text:h>
      <text:p text:style-name="P2"/>
      <text:h text:style-name="P79" text:outline-level="3"><text:bookmark-start text:name="__RefHeading___Toc320_1062446934"/>Conjugación:<text:bookmark-end text:name="__RefHeading___Toc320_106244693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-<text:span text:style-name="T1">ar</text:span></text:p>
          </table:table-cell>
          <table:table-cell table:style-name="Table1.A1" office:value-type="string">
            <text:p text:style-name="P10">-<text:span text:style-name="T2">er</text:span></text:p>
          </table:table-cell>
          <table:table-cell table:style-name="Table1.C1" office:value-type="string">
            <text:p text:style-name="P10">-<text:span text:style-name="T2">ir</text:span></text:p>
          </table:table-cell>
        </table:table-row>
        <table:table-row>
          <table:table-cell table:style-name="Table1.A2" office:value-type="string">
            <text:p text:style-name="P29">-<text:span text:style-name="T1">é</text:span></text:p>
          </table:table-cell>
          <table:table-cell table:style-name="Table1.A2" office:value-type="string">
            <text:p text:style-name="P29">-<text:span text:style-name="T2">í</text:span></text:p>
          </table:table-cell>
          <table:table-cell table:style-name="Table1.C2" office:value-type="string">
            <text:p text:style-name="P29">-<text:span text:style-name="T2">í</text:span></text:p>
          </table:table-cell>
        </table:table-row>
        <table:table-row>
          <table:table-cell table:style-name="Table1.A2" office:value-type="string">
            <text:p text:style-name="P29">-<text:span text:style-name="T1">aste</text:span></text:p>
          </table:table-cell>
          <table:table-cell table:style-name="Table1.A2" office:value-type="string">
            <text:p text:style-name="P14">-iste</text:p>
          </table:table-cell>
          <table:table-cell table:style-name="Table1.C2" office:value-type="string">
            <text:p text:style-name="P29">-<text:span text:style-name="T2">iste</text:span></text:p>
          </table:table-cell>
        </table:table-row>
        <table:table-row table:style-name="Table1.4">
          <table:table-cell table:style-name="Table1.A2" office:value-type="string">
            <text:p text:style-name="P18">-ó</text:p>
          </table:table-cell>
          <table:table-cell table:style-name="Table1.A2" office:value-type="string">
            <text:p text:style-name="P19">-<text:span text:style-name="T2">ió</text:span></text:p>
          </table:table-cell>
          <table:table-cell table:style-name="Table1.C2" office:value-type="string">
            <text:p text:style-name="P29">-<text:span text:style-name="T2">ió</text:span></text:p>
          </table:table-cell>
        </table:table-row>
        <table:table-row>
          <table:table-cell table:style-name="Table1.A2" office:value-type="string">
            <text:p text:style-name="P29">-<text:span text:style-name="T1">amos</text:span></text:p>
          </table:table-cell>
          <table:table-cell table:style-name="Table1.A2" office:value-type="string">
            <text:p text:style-name="P29">-<text:span text:style-name="T2">imos</text:span></text:p>
          </table:table-cell>
          <table:table-cell table:style-name="Table1.C2" office:value-type="string">
            <text:p text:style-name="P29">-<text:span text:style-name="T2">imos</text:span></text:p>
          </table:table-cell>
        </table:table-row>
        <table:table-row>
          <table:table-cell table:style-name="Table1.A2" office:value-type="string">
            <text:p text:style-name="P29">-<text:span text:style-name="T1">aron</text:span></text:p>
          </table:table-cell>
          <table:table-cell table:style-name="Table1.A2" office:value-type="string">
            <text:p text:style-name="P29">-<text:span text:style-name="T2">ieron</text:span></text:p>
          </table:table-cell>
          <table:table-cell table:style-name="Table1.C2" office:value-type="string">
            <text:p text:style-name="P29">-<text:span text:style-name="T2">ieron</text:span></text:p>
          </table:table-cell>
        </table:table-row>
      </table:table>
      <text:h text:style-name="P78" text:outline-level="3"><text:bookmark-start text:name="__RefHeading___Toc322_1062446934"/><text:span text:style-name="T4">Verbos </text:span>Irregular<text:span text:style-name="T5">es</text:span>:<text:bookmark-end text:name="__RefHeading___Toc322_1062446934"/></text:h>
      <text:list xml:id="list4673208614136373642" text:style-name="L2">
        <text:list-item>
          <text:p text:style-name="P44">Por verbos en la ‘yo’ forma, los verbos que terminan con -car, -gar, y -zar son irregulares. 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-<text:span text:style-name="T2">car</text:span></text:p>
          </table:table-cell>
          <table:table-cell table:style-name="Table2.B1" office:value-type="string">
            <text:p text:style-name="P28">-<text:span text:style-name="T2">qu-</text:span></text:p>
          </table:table-cell>
        </table:table-row>
        <table:table-row>
          <table:table-cell table:style-name="Table2.A2" office:value-type="string">
            <text:p text:style-name="P28">-<text:span text:style-name="T2">gar</text:span></text:p>
          </table:table-cell>
          <table:table-cell table:style-name="Table2.B2" office:value-type="string">
            <text:p text:style-name="P28">-<text:span text:style-name="T11">gu-</text:span></text:p>
          </table:table-cell>
        </table:table-row>
        <table:table-row>
          <table:table-cell table:style-name="Table2.A2" office:value-type="string">
            <text:p text:style-name="P28">-<text:span text:style-name="T2">zar</text:span></text:p>
          </table:table-cell>
          <table:table-cell table:style-name="Table2.B2" office:value-type="string">
            <text:p text:style-name="P28">-<text:span text:style-name="T2">c-</text:span></text:p>
          </table:table-cell>
        </table:table-row>
      </table:table>
      <text:list xml:id="list144346174178532" text:continue-numbering="true" text:style-name="L2">
        <text:list-item>
          <text:p text:style-name="P45">Los verbos caer, creer, leer, y oír son irregulares en la ‘usted, él, y ella’ forma <text:span text:style-name="T3">y en en la ‘ustedes, ellos, ellas’ forma</text:span>. Los verbos cambian la -í- a -y-.</text:p>
        </text:list-item>
      </text:list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6">caer</text:p>
          </table:table-cell>
          <table:table-cell table:style-name="Table3.A1" office:value-type="string">
            <text:p text:style-name="P22">caí</text:p>
          </table:table-cell>
          <table:table-cell table:style-name="Table3.A1" office:value-type="string">
            <text:p text:style-name="P22">caíste</text:p>
          </table:table-cell>
          <table:table-cell table:style-name="Table3.A1" office:value-type="string">
            <text:p text:style-name="P22">cayó</text:p>
          </table:table-cell>
          <table:table-cell table:style-name="Table3.A1" office:value-type="string">
            <text:p text:style-name="P22">caímos</text:p>
          </table:table-cell>
          <table:table-cell table:style-name="Table3.F1" office:value-type="string">
            <text:p text:style-name="P22">cayeron</text:p>
          </table:table-cell>
        </table:table-row>
        <table:table-row>
          <table:table-cell table:style-name="Table3.A2" office:value-type="string">
            <text:p text:style-name="P16">creer</text:p>
          </table:table-cell>
          <table:table-cell table:style-name="Table3.A2" office:value-type="string">
            <text:p text:style-name="P22">creí</text:p>
          </table:table-cell>
          <table:table-cell table:style-name="Table3.A2" office:value-type="string">
            <text:p text:style-name="P22">creíste</text:p>
          </table:table-cell>
          <table:table-cell table:style-name="Table3.A2" office:value-type="string">
            <text:p text:style-name="P22">creyó</text:p>
          </table:table-cell>
          <table:table-cell table:style-name="Table3.A2" office:value-type="string">
            <text:p text:style-name="P22">creímos</text:p>
          </table:table-cell>
          <table:table-cell table:style-name="Table3.F2" office:value-type="string">
            <text:p text:style-name="P22">creyeron</text:p>
          </table:table-cell>
        </table:table-row>
        <table:table-row>
          <table:table-cell table:style-name="Table3.A2" office:value-type="string">
            <text:p text:style-name="P16">leer</text:p>
          </table:table-cell>
          <table:table-cell table:style-name="Table3.A2" office:value-type="string">
            <text:p text:style-name="P22">leí</text:p>
          </table:table-cell>
          <table:table-cell table:style-name="Table3.A2" office:value-type="string">
            <text:p text:style-name="P22">leíste</text:p>
          </table:table-cell>
          <table:table-cell table:style-name="Table3.A2" office:value-type="string">
            <text:p text:style-name="P23">leyó</text:p>
          </table:table-cell>
          <table:table-cell table:style-name="Table3.A2" office:value-type="string">
            <text:p text:style-name="P23">leímos</text:p>
          </table:table-cell>
          <table:table-cell table:style-name="Table3.F2" office:value-type="string">
            <text:p text:style-name="P23">leyeron</text:p>
          </table:table-cell>
        </table:table-row>
        <table:table-row>
          <table:table-cell table:style-name="Table3.A2" office:value-type="string">
            <text:p text:style-name="P16">oír</text:p>
          </table:table-cell>
          <table:table-cell table:style-name="Table3.A2" office:value-type="string">
            <text:p text:style-name="P23">oí</text:p>
          </table:table-cell>
          <table:table-cell table:style-name="Table3.A2" office:value-type="string">
            <text:p text:style-name="P23">oíste</text:p>
          </table:table-cell>
          <table:table-cell table:style-name="Table3.A2" office:value-type="string">
            <text:p text:style-name="P23">oyó</text:p>
          </table:table-cell>
          <table:table-cell table:style-name="Table3.A2" office:value-type="string">
            <text:p text:style-name="P23">oímos</text:p>
          </table:table-cell>
          <table:table-cell table:style-name="Table3.F2" office:value-type="string">
            <text:p text:style-name="P23">oyeron</text:p>
          </table:table-cell>
        </table:table-row>
      </table:table>
      <text:list xml:id="list144346238593399" text:continue-numbering="true" text:style-name="L2">
        <text:list-item>
          <text:p text:style-name="P46">Los verbos que terminan de -uir cambian la -i- a -y- en los formas de ‘usted, él ella’, y ‘usteds, ellos, ellas’.</text:p>
        </text:list-item>
        <text:list-item>
          <text:p text:style-name="P46">Los verbos que tienen una cambio del tallo, y terminan en -ir, tienen una cambio del tallo en los formas ‘usted, él, ella’ y ‘ustedes, ellos, ellas’. Los verbos quien tienen una -e- cambian la -e- a -i-, y los verbos con una -o- cambian la -o- a -u-.</text:p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3">pedir</text:p>
          </table:table-cell>
          <table:table-cell table:style-name="Table4.A1" office:value-type="string">
            <text:p text:style-name="P23">consentir</text:p>
          </table:table-cell>
          <table:table-cell table:style-name="Table4.A1" office:value-type="string">
            <text:p text:style-name="P23">preferir</text:p>
          </table:table-cell>
          <table:table-cell table:style-name="Table4.A1" office:value-type="string">
            <text:p text:style-name="P23">sentir</text:p>
          </table:table-cell>
        </table:table-row>
        <table:table-row>
          <table:table-cell table:style-name="Table4.A1" office:value-type="string">
            <text:p text:style-name="P23">dormir</text:p>
          </table:table-cell>
          <table:table-cell table:style-name="Table4.A1" office:value-type="string">
            <text:p text:style-name="P23">hervir</text:p>
          </table:table-cell>
          <table:table-cell table:style-name="Table4.A1" office:value-type="string">
            <text:p text:style-name="P23">repetir</text:p>
          </table:table-cell>
          <table:table-cell table:style-name="Table4.A1" office:value-type="string">
            <text:p text:style-name="P23">servir</text:p>
          </table:table-cell>
        </table:table-row>
        <table:table-row>
          <table:table-cell table:style-name="Table4.A1" office:value-type="string">
            <text:p text:style-name="P23">conseguir</text:p>
          </table:table-cell>
          <table:table-cell table:style-name="Table4.A1" office:value-type="string">
            <text:p text:style-name="P23">morir</text:p>
          </table:table-cell>
          <table:table-cell table:style-name="Table4.A1" office:value-type="string">
            <text:p text:style-name="P23">seguir</text:p>
          </table:table-cell>
          <table:table-cell table:style-name="Table4.A1" office:value-type="string">
            <text:p text:style-name="P28"/>
          </table:table-cell>
        </table:table-row>
      </table:table>
      <text:p text:style-name="P5"><text:soft-page-break/></text:p>
      <text:list xml:id="list144348038781041" text:continue-numbering="true" text:style-name="L2">
        <text:list-item>
          <text:p text:style-name="P46">Los otros verbos irregulares en el pretérito.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">andar</text:p>
                </table:table-cell>
                <table:table-cell table:style-name="Table6.B1" office:value-type="string">
                  <text:p text:style-name="P24">anduv-</text:p>
                </table:table-cell>
              </table:table-row>
              <table:table-row>
                <table:table-cell table:style-name="Table6.A2" office:value-type="string">
                  <text:p text:style-name="P24">estar</text:p>
                </table:table-cell>
                <table:table-cell table:style-name="Table6.B2" office:value-type="string">
                  <text:p text:style-name="P24">estuv-</text:p>
                </table:table-cell>
              </table:table-row>
              <table:table-row>
                <table:table-cell table:style-name="Table6.A2" office:value-type="string">
                  <text:p text:style-name="P24">poder</text:p>
                </table:table-cell>
                <table:table-cell table:style-name="Table6.B2" office:value-type="string">
                  <text:p text:style-name="P24">pud-</text:p>
                </table:table-cell>
              </table:table-row>
              <table:table-row>
                <table:table-cell table:style-name="Table6.A2" office:value-type="string">
                  <text:p text:style-name="P24">poner</text:p>
                </table:table-cell>
                <table:table-cell table:style-name="Table6.B2" office:value-type="string">
                  <text:p text:style-name="P24">pus-</text:p>
                </table:table-cell>
              </table:table-row>
              <table:table-row>
                <table:table-cell table:style-name="Table6.A2" office:value-type="string">
                  <text:p text:style-name="P24">saber</text:p>
                </table:table-cell>
                <table:table-cell table:style-name="Table6.B2" office:value-type="string">
                  <text:p text:style-name="P24">sup-</text:p>
                </table:table-cell>
              </table:table-row>
              <table:table-row>
                <table:table-cell table:style-name="Table6.A2" office:value-type="string">
                  <text:p text:style-name="P24">tener</text:p>
                </table:table-cell>
                <table:table-cell table:style-name="Table6.B2" office:value-type="string">
                  <text:p text:style-name="P24">tuv-</text:p>
                </table:table-cell>
              </table:table-row>
            </table:table>
            <text:p text:style-name="P28"/>
          </table:table-cell>
          <table:table-cell table:style-name="Table5.A1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4">hacer</text:p>
                </table:table-cell>
                <table:table-cell table:style-name="Table7.B1" office:value-type="string">
                  <text:p text:style-name="P24">hic-</text:p>
                </table:table-cell>
              </table:table-row>
              <table:table-row>
                <table:table-cell table:style-name="Table7.A2" office:value-type="string">
                  <text:p text:style-name="P24">querer</text:p>
                </table:table-cell>
                <table:table-cell table:style-name="Table7.B2" office:value-type="string">
                  <text:p text:style-name="P24">quis-</text:p>
                </table:table-cell>
              </table:table-row>
              <table:table-row>
                <table:table-cell table:style-name="Table7.A2" office:value-type="string">
                  <text:p text:style-name="P24">venir</text:p>
                </table:table-cell>
                <table:table-cell table:style-name="Table7.B2" office:value-type="string">
                  <text:p text:style-name="P24">vin-</text:p>
                </table:table-cell>
              </table:table-row>
            </table:table>
            <text:p text:style-name="P28"/>
          </table:table-cell>
          <table:table-cell table:style-name="Table5.C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4">conducir</text:p>
                </table:table-cell>
                <table:table-cell table:style-name="Table8.B1" office:value-type="string">
                  <text:p text:style-name="P24">conduj-</text:p>
                </table:table-cell>
              </table:table-row>
              <table:table-row>
                <table:table-cell table:style-name="Table8.A2" office:value-type="string">
                  <text:p text:style-name="P24">decir</text:p>
                </table:table-cell>
                <table:table-cell table:style-name="Table8.B2" office:value-type="string">
                  <text:p text:style-name="P24">dij-</text:p>
                </table:table-cell>
              </table:table-row>
              <table:table-row>
                <table:table-cell table:style-name="Table8.A2" office:value-type="string">
                  <text:p text:style-name="P24">traer</text:p>
                </table:table-cell>
                <table:table-cell table:style-name="Table8.B2" office:value-type="string">
                  <text:p text:style-name="P24">traj-</text:p>
                </table:table-cell>
              </table:table-row>
            </table:table>
            <text:p text:style-name="P28"/>
          </table:table-cell>
        </table:table-row>
      </table:table>
      <text:p text:style-name="P6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25">ser/ir</text:p>
          </table:table-cell>
          <table:table-cell table:style-name="Table9.A1" office:value-type="string">
            <text:p text:style-name="P25">fui</text:p>
          </table:table-cell>
          <table:table-cell table:style-name="Table9.A1" office:value-type="string">
            <text:p text:style-name="P25">fuiste</text:p>
          </table:table-cell>
          <table:table-cell table:style-name="Table9.A1" office:value-type="string">
            <text:p text:style-name="P25">fue</text:p>
          </table:table-cell>
          <table:table-cell table:style-name="Table9.A1" office:value-type="string">
            <text:p text:style-name="P25">fuimos</text:p>
          </table:table-cell>
          <table:table-cell table:style-name="Table9.F1" office:value-type="string">
            <text:p text:style-name="P25">fueron</text:p>
          </table:table-cell>
        </table:table-row>
        <table:table-row>
          <table:table-cell table:style-name="Table9.A2" office:value-type="string">
            <text:p text:style-name="P25">dar</text:p>
          </table:table-cell>
          <table:table-cell table:style-name="Table9.A2" office:value-type="string">
            <text:p text:style-name="P25">di</text:p>
          </table:table-cell>
          <table:table-cell table:style-name="Table9.A2" office:value-type="string">
            <text:p text:style-name="P25">diste</text:p>
          </table:table-cell>
          <table:table-cell table:style-name="Table9.A2" office:value-type="string">
            <text:p text:style-name="P25">dio</text:p>
          </table:table-cell>
          <table:table-cell table:style-name="Table9.A2" office:value-type="string">
            <text:p text:style-name="P25">dimos</text:p>
          </table:table-cell>
          <table:table-cell table:style-name="Table9.F2" office:value-type="string">
            <text:p text:style-name="P25">dieron</text:p>
          </table:table-cell>
        </table:table-row>
        <table:table-row>
          <table:table-cell table:style-name="Table9.A2" office:value-type="string">
            <text:p text:style-name="P25">ver</text:p>
          </table:table-cell>
          <table:table-cell table:style-name="Table9.A2" office:value-type="string">
            <text:p text:style-name="P25">vi</text:p>
          </table:table-cell>
          <table:table-cell table:style-name="Table9.A2" office:value-type="string">
            <text:p text:style-name="P25">viste</text:p>
          </table:table-cell>
          <table:table-cell table:style-name="Table9.A2" office:value-type="string">
            <text:p text:style-name="P25">vio</text:p>
          </table:table-cell>
          <table:table-cell table:style-name="Table9.A2" office:value-type="string">
            <text:p text:style-name="P25">vimos</text:p>
          </table:table-cell>
          <table:table-cell table:style-name="Table9.F2" office:value-type="string">
            <text:p text:style-name="P25">vieron</text:p>
          </table:table-cell>
        </table:table-row>
      </table:table>
      <text:p text:style-name="P5"/>
      <text:h text:style-name="P65" text:outline-level="2"><text:bookmark-start text:name="__RefHeading___Toc324_1062446934"/>El Imperfecto<text:bookmark-end text:name="__RefHeading___Toc324_1062446934"/></text:h>
      <text:p text:style-name="P2"/>
      <text:h text:style-name="P80" text:outline-level="3"><text:bookmark-start text:name="__RefHeading___Toc327_1062446934"/>Conjugación:<text:bookmark-end text:name="__RefHeading___Toc327_1062446934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2">-<text:span text:style-name="T1">ar</text:span></text:p>
          </table:table-cell>
          <table:table-cell table:style-name="Table10.A1" office:value-type="string">
            <text:p text:style-name="P12">-<text:span text:style-name="T2">er</text:span></text:p>
          </table:table-cell>
          <table:table-cell table:style-name="Table10.C1" office:value-type="string">
            <text:p text:style-name="P12">-<text:span text:style-name="T2">ir</text:span></text:p>
          </table:table-cell>
        </table:table-row>
        <table:table-row>
          <table:table-cell table:style-name="Table10.A2" office:value-type="string">
            <text:p text:style-name="P31">-<text:span text:style-name="T6">aba</text:span></text:p>
          </table:table-cell>
          <table:table-cell table:style-name="Table10.A2" office:value-type="string">
            <text:p text:style-name="P31">-<text:span text:style-name="T6">ía</text:span></text:p>
          </table:table-cell>
          <table:table-cell table:style-name="Table10.C2" office:value-type="string">
            <text:p text:style-name="P31">-<text:span text:style-name="T6">ía</text:span></text:p>
          </table:table-cell>
        </table:table-row>
        <table:table-row>
          <table:table-cell table:style-name="Table10.A2" office:value-type="string">
            <text:p text:style-name="P31">-<text:span text:style-name="T6">abas</text:span></text:p>
          </table:table-cell>
          <table:table-cell table:style-name="Table10.A2" office:value-type="string">
            <text:p text:style-name="P15">-<text:span text:style-name="T6">ías</text:span></text:p>
          </table:table-cell>
          <table:table-cell table:style-name="Table10.C2" office:value-type="string">
            <text:p text:style-name="P15">-<text:span text:style-name="T6">ías</text:span></text:p>
          </table:table-cell>
        </table:table-row>
        <table:table-row table:style-name="Table10.4">
          <table:table-cell table:style-name="Table10.A2" office:value-type="string">
            <text:p text:style-name="P20">-<text:span text:style-name="T6">aba</text:span></text:p>
          </table:table-cell>
          <table:table-cell table:style-name="Table10.A2" office:value-type="string">
            <text:p text:style-name="P26">-ía</text:p>
          </table:table-cell>
          <table:table-cell table:style-name="Table10.C2" office:value-type="string">
            <text:p text:style-name="P26">-ía</text:p>
          </table:table-cell>
        </table:table-row>
        <table:table-row>
          <table:table-cell table:style-name="Table10.A2" office:value-type="string">
            <text:p text:style-name="P20">-<text:span text:style-name="T6">ábamos</text:span></text:p>
          </table:table-cell>
          <table:table-cell table:style-name="Table10.A2" office:value-type="string">
            <text:p text:style-name="P26">-íamos</text:p>
          </table:table-cell>
          <table:table-cell table:style-name="Table10.C2" office:value-type="string">
            <text:p text:style-name="P26">-íamos</text:p>
          </table:table-cell>
        </table:table-row>
        <table:table-row>
          <table:table-cell table:style-name="Table10.A2" office:value-type="string">
            <text:p text:style-name="P31">-<text:span text:style-name="T6">aban</text:span></text:p>
          </table:table-cell>
          <table:table-cell table:style-name="Table10.A2" office:value-type="string">
            <text:p text:style-name="P31">-<text:span text:style-name="T6">ían</text:span></text:p>
          </table:table-cell>
          <table:table-cell table:style-name="Table10.C2" office:value-type="string">
            <text:p text:style-name="P31">-<text:span text:style-name="T6">ían</text:span></text:p>
          </table:table-cell>
        </table:table-row>
      </table:table>
      <text:h text:style-name="P81" text:outline-level="3"><text:bookmark-start text:name="__RefHeading___Toc329_1062446934"/>Verbos Irregulares:<text:bookmark-end text:name="__RefHeading___Toc329_1062446934"/></text:h>
      <text:list xml:id="list1745355891026282285" text:style-name="L3">
        <text:list-item>
          <text:p text:style-name="P47">Los solo verbos irregulares en el imperfecto son ‘Ir’, ‘Ser’, y ‘Ver’</text:p>
        </text:list-item>
      </text:list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7">ir</text:p>
          </table:table-cell>
          <table:table-cell table:style-name="Table11.A1" office:value-type="string">
            <text:p text:style-name="P27">iba</text:p>
          </table:table-cell>
          <table:table-cell table:style-name="Table11.A1" office:value-type="string">
            <text:p text:style-name="P27">ibas</text:p>
          </table:table-cell>
          <table:table-cell table:style-name="Table11.A1" office:value-type="string">
            <text:p text:style-name="P27">iba</text:p>
          </table:table-cell>
          <table:table-cell table:style-name="Table11.A1" office:value-type="string">
            <text:p text:style-name="P27">íbamos</text:p>
          </table:table-cell>
          <table:table-cell table:style-name="Table11.F1" office:value-type="string">
            <text:p text:style-name="P27">iban</text:p>
          </table:table-cell>
        </table:table-row>
        <table:table-row>
          <table:table-cell table:style-name="Table11.A2" office:value-type="string">
            <text:p text:style-name="P27">ser</text:p>
          </table:table-cell>
          <table:table-cell table:style-name="Table11.A2" office:value-type="string">
            <text:p text:style-name="P27">era</text:p>
          </table:table-cell>
          <table:table-cell table:style-name="Table11.A2" office:value-type="string">
            <text:p text:style-name="P27">eras</text:p>
          </table:table-cell>
          <table:table-cell table:style-name="Table11.A2" office:value-type="string">
            <text:p text:style-name="P27">era</text:p>
          </table:table-cell>
          <table:table-cell table:style-name="Table11.A2" office:value-type="string">
            <text:p text:style-name="P27">éramos</text:p>
          </table:table-cell>
          <table:table-cell table:style-name="Table11.F2" office:value-type="string">
            <text:p text:style-name="P27">eran</text:p>
          </table:table-cell>
        </table:table-row>
        <table:table-row>
          <table:table-cell table:style-name="Table11.A2" office:value-type="string">
            <text:p text:style-name="P27">ver</text:p>
          </table:table-cell>
          <table:table-cell table:style-name="Table11.A2" office:value-type="string">
            <text:p text:style-name="P27">veía</text:p>
          </table:table-cell>
          <table:table-cell table:style-name="Table11.A2" office:value-type="string">
            <text:p text:style-name="P27">veías</text:p>
          </table:table-cell>
          <table:table-cell table:style-name="Table11.A2" office:value-type="string">
            <text:p text:style-name="P27">veía</text:p>
          </table:table-cell>
          <table:table-cell table:style-name="Table11.A2" office:value-type="string">
            <text:p text:style-name="P27">veíamos</text:p>
          </table:table-cell>
          <table:table-cell table:style-name="Table11.F2" office:value-type="string">
            <text:p text:style-name="P27">veían</text:p>
          </table:table-cell>
        </table:table-row>
      </table:table>
      <text:h text:style-name="P66" text:outline-level="2"><text:soft-page-break/></text:h>
      <text:h text:style-name="P66" text:outline-level="2"><text:bookmark-start text:name="__RefHeading___Toc741_303000359"/>El Pretérito VS El Imperfecto<text:bookmark-end text:name="__RefHeading___Toc741_303000359"/></text:h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list xml:id="list3348686534049356011" text:style-name="L4">
              <text:list-item>
                <text:p text:style-name="P72">El Pretérito</text:p>
              </text:list-item>
            </text:list>
          </table:table-cell>
          <table:table-cell table:style-name="Table13.B1" office:value-type="string">
            <text:p text:style-name="P8">El Imperfecto</text:p>
          </table:table-cell>
        </table:table-row>
        <table:table-row>
          <table:table-cell table:style-name="Table13.A2" office:value-type="string">
            <text:list xml:id="list6148351834001064020" text:style-name="L5">
              <text:list-item>
                <text:p text:style-name="P73">Para acciones o condiciónes que son completas al altavoz</text:p>
              </text:list-item>
              <text:list-item>
                <text:p text:style-name="P73">Para el comenzando y el fin de una accion</text:p>
              </text:list-item>
              <text:list-item>
                <text:p text:style-name="P73">Para expressar una succession de acciones</text:p>
              </text:list-item>
            </text:list>
          </table:table-cell>
          <table:table-cell table:style-name="Table13.B2" office:value-type="string">
            <text:list xml:id="list144348057032850" text:continue-list="list3348686534049356011" text:style-name="L4">
              <text:list-item>
                <text:p text:style-name="P72">Para una accion en el pasado sin una comenzado o fin</text:p>
              </text:list-item>
              <text:list-item>
                <text:p text:style-name="P72">Para acciones repetidas</text:p>
              </text:list-item>
              <text:list-item>
                <text:p text:style-name="P72">Para condiciónes físico, mental o emocional</text:p>
              </text:list-item>
              <text:list-item>
                <text:p text:style-name="P72">Para el tiempo</text:p>
              </text:list-item>
            </text:list>
          </table:table-cell>
        </table:table-row>
      </table:table>
      <text:list xml:id="list8628423224429383923" text:style-name="L6">
        <text:list-header>
          <text:p text:style-name="P48"/>
        </text:list-header>
      </text:list>
      <text:h text:style-name="P67" text:outline-level="2"><text:bookmark-start text:name="__RefHeading___Toc331_1062446934"/>Vocabulario<text:bookmark-end text:name="__RefHeading___Toc331_1062446934"/></text:h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3">Lugares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34">Las afueras</text:p>
                </table:table-cell>
                <table:table-cell table:style-name="Table15.B1" office:value-type="string">
                  <text:p text:style-name="P34">Suburbs</text:p>
                </table:table-cell>
              </table:table-row>
              <table:table-row>
                <table:table-cell table:style-name="Table15.A2" office:value-type="string">
                  <text:p text:style-name="P34">Los alrededores</text:p>
                </table:table-cell>
                <table:table-cell table:style-name="Table15.B2" office:value-type="string">
                  <text:p text:style-name="P34">Outskirts</text:p>
                </table:table-cell>
              </table:table-row>
              <table:table-row>
                <table:table-cell table:style-name="Table15.A2" office:value-type="string">
                  <text:p text:style-name="P34">El ayuntamiento</text:p>
                </table:table-cell>
                <table:table-cell table:style-name="Table15.B2" office:value-type="string">
                  <text:p text:style-name="P34">City hall</text:p>
                </table:table-cell>
              </table:table-row>
              <table:table-row>
                <table:table-cell table:style-name="Table15.A2" office:value-type="string">
                  <text:p text:style-name="P34">El barrio</text:p>
                </table:table-cell>
                <table:table-cell table:style-name="Table15.B2" office:value-type="string">
                  <text:p text:style-name="P34">Neighborhood</text:p>
                </table:table-cell>
              </table:table-row>
              <table:table-row>
                <table:table-cell table:style-name="Table15.A2" office:value-type="string">
                  <text:p text:style-name="P34">El entro comercial</text:p>
                </table:table-cell>
                <table:table-cell table:style-name="Table15.B2" office:value-type="string">
                  <text:p text:style-name="P34">Mall </text:p>
                </table:table-cell>
              </table:table-row>
              <table:table-row>
                <table:table-cell table:style-name="Table15.A2" office:value-type="string">
                  <text:p text:style-name="P34">El cine</text:p>
                </table:table-cell>
                <table:table-cell table:style-name="Table15.B2" office:value-type="string">
                  <text:p text:style-name="P34">Movie theater</text:p>
                </table:table-cell>
              </table:table-row>
              <table:table-row>
                <table:table-cell table:style-name="Table15.A2" office:value-type="string">
                  <text:p text:style-name="P34">La ciudad</text:p>
                </table:table-cell>
                <table:table-cell table:style-name="Table15.B2" office:value-type="string">
                  <text:p text:style-name="P34">City </text:p>
                </table:table-cell>
              </table:table-row>
              <table:table-row>
                <table:table-cell table:style-name="Table15.A2" office:value-type="string">
                  <text:p text:style-name="P34">La comisaría</text:p>
                </table:table-cell>
                <table:table-cell table:style-name="Table15.B2" office:value-type="string">
                  <text:p text:style-name="P34">Police station</text:p>
                </table:table-cell>
              </table:table-row>
              <table:table-row>
                <table:table-cell table:style-name="Table15.A2" office:value-type="string">
                  <text:p text:style-name="P34">La discoteca</text:p>
                </table:table-cell>
                <table:table-cell table:style-name="Table15.B2" office:value-type="string">
                  <text:p text:style-name="P34">Dance club</text:p>
                </table:table-cell>
              </table:table-row>
              <table:table-row>
                <table:table-cell table:style-name="Table15.A2" office:value-type="string">
                  <text:p text:style-name="P34">El edificio</text:p>
                </table:table-cell>
                <table:table-cell table:style-name="Table15.B2" office:value-type="string">
                  <text:p text:style-name="P34">Building </text:p>
                </table:table-cell>
              </table:table-row>
              <table:table-row>
                <table:table-cell table:style-name="Table15.A2" office:value-type="string">
                  <text:p text:style-name="P34">La estación ___</text:p>
                </table:table-cell>
                <table:table-cell table:style-name="Table15.B2" office:value-type="string">
                  <text:p text:style-name="P34">___ Station</text:p>
                </table:table-cell>
              </table:table-row>
              <table:table-row>
                <table:table-cell table:style-name="Table15.A2" office:value-type="string">
                  <text:p text:style-name="P34">La estación de bomberos</text:p>
                </table:table-cell>
                <table:table-cell table:style-name="Table15.B2" office:value-type="string">
                  <text:p text:style-name="P34">Fire station</text:p>
                </table:table-cell>
              </table:table-row>
              <table:table-row>
                <table:table-cell table:style-name="Table15.A2" office:value-type="string">
                  <text:p text:style-name="P34">Le <text:span text:style-name="T10">estación</text:span> de policía</text:p>
                </table:table-cell>
                <table:table-cell table:style-name="Table15.B2" office:value-type="string">
                  <text:p text:style-name="P34">Police station</text:p>
                </table:table-cell>
              </table:table-row>
              <table:table-row>
                <table:table-cell table:style-name="Table15.A2" office:value-type="string">
                  <text:p text:style-name="P34">El estacionamiento</text:p>
                </table:table-cell>
                <table:table-cell table:style-name="Table15.B2" office:value-type="string">
                  <text:p text:style-name="P34">Parking lot</text:p>
                </table:table-cell>
              </table:table-row>
              <table:table-row>
                <table:table-cell table:style-name="Table15.A2" office:value-type="string">
                  <text:p text:style-name="P34">El estadio</text:p>
                </table:table-cell>
                <table:table-cell table:style-name="Table15.B2" office:value-type="string">
                  <text:p text:style-name="P34">Stadium </text:p>
                </table:table-cell>
              </table:table-row>
              <table:table-row>
                <table:table-cell table:style-name="Table15.A2" office:value-type="string">
                  <text:p text:style-name="P34">El metro</text:p>
                </table:table-cell>
                <table:table-cell table:style-name="Table15.B2" office:value-type="string">
                  <text:p text:style-name="P34">subway</text:p>
                </table:table-cell>
              </table:table-row>
              <table:table-row>
                <table:table-cell table:style-name="Table15.A2" office:value-type="string">
                  <text:p text:style-name="P34"><text:soft-page-break/>El museo</text:p>
                </table:table-cell>
                <table:table-cell table:style-name="Table15.B2" office:value-type="string">
                  <text:p text:style-name="P34">Museum </text:p>
                </table:table-cell>
              </table:table-row>
              <table:table-row>
                <table:table-cell table:style-name="Table15.A2" office:value-type="string">
                  <text:p text:style-name="P34">La parada ___</text:p>
                </table:table-cell>
                <table:table-cell table:style-name="Table15.B2" office:value-type="string">
                  <text:p text:style-name="P35">___ <text:span text:style-name="T8">Stop</text:span></text:p>
                </table:table-cell>
              </table:table-row>
              <table:table-row>
                <table:table-cell table:style-name="Table15.A2" office:value-type="string">
                  <text:p text:style-name="P34">La plaza</text:p>
                </table:table-cell>
                <table:table-cell table:style-name="Table15.B2" office:value-type="string">
                  <text:p text:style-name="P34">Square </text:p>
                </table:table-cell>
              </table:table-row>
              <table:table-row>
                <table:table-cell table:style-name="Table15.A2" office:value-type="string">
                  <text:p text:style-name="P34">El rascacielos</text:p>
                </table:table-cell>
                <table:table-cell table:style-name="Table15.B2" office:value-type="string">
                  <text:p text:style-name="P34">Skyscraper </text:p>
                </table:table-cell>
              </table:table-row>
              <table:table-row>
                <table:table-cell table:style-name="Table15.A2" office:value-type="string">
                  <text:p text:style-name="P34">El suburbio</text:p>
                </table:table-cell>
                <table:table-cell table:style-name="Table15.B2" office:value-type="string">
                  <text:p text:style-name="P34"><text:span text:style-name="T10">S</text:span>uburb</text:p>
                </table:table-cell>
              </table:table-row>
              <table:table-row>
                <table:table-cell table:style-name="Table15.A2" office:value-type="string">
                  <text:p text:style-name="P34">La <text:span text:style-name="T10">vivienda</text:span></text:p>
                </table:table-cell>
                <table:table-cell table:style-name="Table15.B2" office:value-type="string">
                  <text:p text:style-name="P34">Housing </text:p>
                </table:table-cell>
              </table:table-row>
            </table:table>
            <text:p text:style-name="P36"/>
          </table:table-cell>
          <table:table-cell table:style-name="Table14.B1" office:value-type="string">
            <text:p text:style-name="P33">Indicaciones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37">La acera</text:p>
                </table:table-cell>
                <table:table-cell table:style-name="Table16.B1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La avenida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La calle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La cuadra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La dirección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La esquina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l letrero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l puente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l <text:span text:style-name="T9">semáforo</text:span>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l tráfico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l transporte público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9">Cruzar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Estar perdido/a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Indicar el camino</text:p>
                </table:table-cell>
                <table:table-cell table:style-name="Table16.B2" office:value-type="string">
                  <text:p text:style-name="P32"/>
                </table:table-cell>
              </table:table-row>
              <table:table-row>
                <table:table-cell table:style-name="Table16.A2" office:value-type="string">
                  <text:p text:style-name="P37">Preguntar el camino</text:p>
                </table:table-cell>
                <table:table-cell table:style-name="Table16.B2" office:value-type="string">
                  <text:p text:style-name="P32"/>
                </table:table-cell>
              </table:table-row>
            </table:table>
            <text:p text:style-name="P33"/>
          </table:table-cell>
        </table:table-row>
      </table:table>
      <text:p text:style-name="P7"/>
      <text:h text:style-name="P61" text:outline-level="1"><text:bookmark-start text:name="__RefHeading___Toc1038_1826214006"/>Lección 3<text:bookmark-end text:name="__RefHeading___Toc1038_1826214006"/></text:h>
      <text:h text:style-name="P68" text:outline-level="2"><text:bookmark-start text:name="__RefHeading___Toc1040_1826214006"/>El subjuntivo<text:bookmark-end text:name="__RefHeading___Toc1040_1826214006"/></text:h>
      <text:p text:style-name="Horizontal_20_Line"/>
      <text:h text:style-name="P82" text:outline-level="3"><text:bookmark-start text:name="__RefHeading___Toc1042_1826214006"/>Conjugación:<text:bookmark-end text:name="__RefHeading___Toc1042_1826214006"/></text:h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Contents"><text:s/>-<text:span text:style-name="T12">e</text:span></text:p>
          </table:table-cell>
          <table:table-cell table:style-name="Table17.A1" office:value-type="string">
            <text:p text:style-name="Table_20_Contents">-<text:span text:style-name="T12">a</text:span></text:p>
          </table:table-cell>
          <table:table-cell table:style-name="Table17.C1" office:value-type="string">
            <text:p text:style-name="Table_20_Contents">-<text:span text:style-name="T12">a</text:span></text:p>
          </table:table-cell>
        </table:table-row>
        <table:table-row>
          <table:table-cell table:style-name="Table17.A2" office:value-type="string">
            <text:p text:style-name="Table_20_Contents">-<text:span text:style-name="T12">es</text:span></text:p>
          </table:table-cell>
          <table:table-cell table:style-name="Table17.A2" office:value-type="string">
            <text:p text:style-name="Table_20_Contents">-<text:span text:style-name="T12">as</text:span></text:p>
          </table:table-cell>
          <table:table-cell table:style-name="Table17.C2" office:value-type="string">
            <text:p text:style-name="Table_20_Contents">-<text:span text:style-name="T12">as</text:span></text:p>
          </table:table-cell>
        </table:table-row>
        <table:table-row>
          <table:table-cell table:style-name="Table17.A2" office:value-type="string">
            <text:p text:style-name="Table_20_Contents">-<text:span text:style-name="T12">e</text:span></text:p>
          </table:table-cell>
          <table:table-cell table:style-name="Table17.A2" office:value-type="string">
            <text:p text:style-name="Table_20_Contents">-<text:span text:style-name="T12">a</text:span></text:p>
          </table:table-cell>
          <table:table-cell table:style-name="Table17.C2" office:value-type="string">
            <text:p text:style-name="Table_20_Contents">-<text:span text:style-name="T12">a</text:span></text:p>
          </table:table-cell>
        </table:table-row>
        <table:table-row>
          <table:table-cell table:style-name="Table17.A2" office:value-type="string">
            <text:p text:style-name="Table_20_Contents">-<text:span text:style-name="T12">emos</text:span></text:p>
          </table:table-cell>
          <table:table-cell table:style-name="Table17.A2" office:value-type="string">
            <text:p text:style-name="Table_20_Contents">-<text:span text:style-name="T12">amos</text:span></text:p>
          </table:table-cell>
          <table:table-cell table:style-name="Table17.C2" office:value-type="string">
            <text:p text:style-name="Table_20_Contents">-<text:span text:style-name="T12">amos</text:span></text:p>
          </table:table-cell>
        </table:table-row>
        <table:table-row>
          <table:table-cell table:style-name="Table17.A2" office:value-type="string">
            <text:p text:style-name="Table_20_Contents">-<text:span text:style-name="T12">en</text:span></text:p>
          </table:table-cell>
          <table:table-cell table:style-name="Table17.A2" office:value-type="string">
            <text:p text:style-name="Table_20_Contents">-<text:span text:style-name="T12">an</text:span></text:p>
          </table:table-cell>
          <table:table-cell table:style-name="Table17.C2" office:value-type="string">
            <text:p text:style-name="Table_20_Contents">-<text:span text:style-name="T12">an</text:span></text:p>
          </table:table-cell>
        </table:table-row>
      </table:table>
      <text:list xml:id="list584978541868957095" text:style-name="L7">
        <text:list-item>
          <text:p text:style-name="P49">Verbos con una forma irregular de yo tiene el mismo irregular</text:p>
        </text:list-item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38">Conocer</text:p>
                </table:table-cell>
                <table:table-cell table:style-name="Table19.B1" office:value-type="string">
                  <text:p text:style-name="P38">Conozc-</text:p>
                </table:table-cell>
              </table:table-row>
              <table:table-row>
                <table:table-cell table:style-name="Table19.A2" office:value-type="string">
                  <text:p text:style-name="P38">Decir</text:p>
                </table:table-cell>
                <table:table-cell table:style-name="Table19.B2" office:value-type="string">
                  <text:p text:style-name="P38">Dig-</text:p>
                </table:table-cell>
              </table:table-row>
              <table:table-row>
                <table:table-cell table:style-name="Table19.A2" office:value-type="string">
                  <text:p text:style-name="P38">Hacer</text:p>
                </table:table-cell>
                <table:table-cell table:style-name="Table19.B2" office:value-type="string">
                  <text:p text:style-name="P38">Hag-</text:p>
                </table:table-cell>
              </table:table-row>
              <table:table-row>
                <table:table-cell table:style-name="Table19.A2" office:value-type="string">
                  <text:p text:style-name="P38">Oír</text:p>
                </table:table-cell>
                <table:table-cell table:style-name="Table19.B2" office:value-type="string">
                  <text:p text:style-name="P38">Oig-</text:p>
                </table:table-cell>
              </table:table-row>
              <table:table-row>
                <table:table-cell table:style-name="Table19.A2" office:value-type="string">
                  <text:p text:style-name="P38">Poner</text:p>
                </table:table-cell>
                <table:table-cell table:style-name="Table19.B2" office:value-type="string">
                  <text:p text:style-name="P38">Pong-</text:p>
                </table:table-cell>
              </table:table-row>
            </table:table>
            <text:p text:style-name="Table_20_Contents"/>
          </table:table-cell>
          <table:table-cell table:style-name="Table18.B1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38">Seguir</text:p>
                </table:table-cell>
                <table:table-cell table:style-name="Table20.B1" office:value-type="string">
                  <text:p text:style-name="P38">Sig-</text:p>
                </table:table-cell>
              </table:table-row>
              <table:table-row>
                <table:table-cell table:style-name="Table20.A2" office:value-type="string">
                  <text:p text:style-name="P38">Tener</text:p>
                </table:table-cell>
                <table:table-cell table:style-name="Table20.B2" office:value-type="string">
                  <text:p text:style-name="P38">Teng-</text:p>
                </table:table-cell>
              </table:table-row>
              <table:table-row>
                <table:table-cell table:style-name="Table20.A2" office:value-type="string">
                  <text:p text:style-name="P38">Traer</text:p>
                </table:table-cell>
                <table:table-cell table:style-name="Table20.B2" office:value-type="string">
                  <text:p text:style-name="P38">Traig-</text:p>
                </table:table-cell>
              </table:table-row>
              <table:table-row>
                <table:table-cell table:style-name="Table20.A2" office:value-type="string">
                  <text:p text:style-name="P38">Venir</text:p>
                </table:table-cell>
                <table:table-cell table:style-name="Table20.B2" office:value-type="string">
                  <text:p text:style-name="P38">Veng-</text:p>
                </table:table-cell>
              </table:table-row>
              <table:table-row>
                <table:table-cell table:style-name="Table20.A2" office:value-type="string">
                  <text:p text:style-name="P38">Ver</text:p>
                </table:table-cell>
                <table:table-cell table:style-name="Table20.B2" office:value-type="string">
                  <text:p text:style-name="P38">Ve-</text:p>
                </table:table-cell>
              </table:table-row>
            </table:table>
            <text:p text:style-name="Table_20_Contents"/>
          </table:table-cell>
        </table:table-row>
      </table:table>
      <text:list xml:id="list3297967118337189838" text:style-name="L8">
        <text:list-item>
          <text:p text:style-name="P50">Verbos con un cambio en el indicativo también tienen uncambio en el <text:span text:style-name="T13">subjuntivo. Sólo -ir verbos cambio en el Nosotros tensas.</text:span></text:p>
        </text:list-item>
      </text:list>
      <text:h text:style-name="P83" text:outline-level="3"><text:bookmark-start text:name="__RefHeading___Toc1044_1826214006"/>Irregulares:<text:bookmark-end text:name="__RefHeading___Toc1044_1826214006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9">Dar</text:p>
          </table:table-cell>
          <table:table-cell table:style-name="Table21.B1" office:value-type="string">
            <text:p text:style-name="P39">D-(é/es/é/emos/en)</text:p>
          </table:table-cell>
        </table:table-row>
        <table:table-row>
          <table:table-cell table:style-name="Table21.A2" office:value-type="string">
            <text:p text:style-name="P39">Estar</text:p>
          </table:table-cell>
          <table:table-cell table:style-name="Table21.B2" office:value-type="string">
            <text:p text:style-name="P39">Est-(é/és/é/emos/én)</text:p>
          </table:table-cell>
        </table:table-row>
        <table:table-row>
          <table:table-cell table:style-name="Table21.A2" office:value-type="string">
            <text:p text:style-name="P39">Ir</text:p>
          </table:table-cell>
          <table:table-cell table:style-name="Table21.B2" office:value-type="string">
            <text:p text:style-name="P39">Vay-(a/as/a/amos/an)</text:p>
          </table:table-cell>
        </table:table-row>
        <table:table-row>
          <table:table-cell table:style-name="Table21.A2" office:value-type="string">
            <text:p text:style-name="P39">Saber</text:p>
          </table:table-cell>
          <table:table-cell table:style-name="Table21.B2" office:value-type="string">
            <text:p text:style-name="P39">Sep-(a/as/a/amos/an)</text:p>
          </table:table-cell>
        </table:table-row>
        <table:table-row>
          <table:table-cell table:style-name="Table21.A2" office:value-type="string">
            <text:p text:style-name="P39">Ser</text:p>
          </table:table-cell>
          <table:table-cell table:style-name="Table21.B2" office:value-type="string">
            <text:p text:style-name="P39">Se-(a/as/a/amos/an)</text:p>
          </table:table-cell>
        </table:table-row>
      </table:table>
      <text:h text:style-name="P83" text:outline-level="3"><text:bookmark-start text:name="__RefHeading___Toc1046_1826214006"/>Usos:<text:bookmark-end text:name="__RefHeading___Toc1046_1826214006"/></text:h>
      <text:list xml:id="list1597821535275120436" text:style-name="L9">
        <text:list-item>
          <text:p text:style-name="P51">Gramatica</text:p>
          <text:list>
            <text:list-item>
              <text:p text:style-name="P51">Solo en los clásulas dependementes</text:p>
            </text:list-item>
            <text:list-item>
              <text:p text:style-name="P51">Cuando tiene diferentes subjectos</text:p>
            </text:list-item>
            <text:list-item>
              <text:p text:style-name="P51"><text:soft-page-break/>Cuando tiene una 'que'</text:p>
            </text:list-item>
          </text:list>
        </text:list-item>
        <text:list-item>
          <text:p text:style-name="P51">Expressiones</text:p>
          <text:list>
            <text:list-item>
              <text:p text:style-name="P51">Influir</text:p>
            </text:list-item>
            <text:list-item>
              <text:p text:style-name="P51">Emociones</text:p>
            </text:list-item>
            <text:list-item>
              <text:p text:style-name="P51">Dudo</text:p>
            </text:list-item>
          </text:list>
        </text:list-item>
      </text:list>
      <text:h text:style-name="P62" text:outline-level="1">Lección 4</text:h>
      <text:h text:style-name="P69" text:outline-level="2">El Subjunctivo de calsulas adjetivas</text:h>
      <text:p text:style-name="P53"><text:span text:style-name="T14">Use when the object – direct object is before the que:</text:span></text:p>
      <text:p text:style-name="P52"><text:span text:style-name="T15">Yo</text:span> <text:span text:style-name="T16">quiero</text:span> <text:span text:style-name="T17">que</text:span> <text:span text:style-name="T18">m</text:span><text:span text:style-name="T19">i </text:span><text:span text:style-name="T18">familia</text:span><text:span text:style-name="T20"> sea ...</text:span></text:p>
      <text:p text:style-name="P54">I want that my family is...</text:p>
      <text:p text:style-name="P52"><text:span text:style-name="T15">Yo</text:span> <text:span text:style-name="T16">quiero</text:span> <text:span text:style-name="T18">un familia</text:span> <text:span text:style-name="T17">que</text:span> <text:span text:style-name="T20">sea...</text:span></text:p>
      <text:p text:style-name="P54">I want a familiy that is...</text:p>
      <text:p text:style-name="P55">These two sentances are different, the seconed is using an adjective clause,which is important in this chapter.</text:p>
      <text:h text:style-name="P70" text:outline-level="2">Verbos Reflexivos</text:h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74">yo</text:p>
          </table:table-cell>
          <table:table-cell table:style-name="Table22.B1" office:value-type="string">
            <text:p text:style-name="P74">me...</text:p>
          </table:table-cell>
        </table:table-row>
        <table:table-row>
          <table:table-cell table:style-name="Table22.A2" office:value-type="string">
            <text:p text:style-name="P74">tú</text:p>
          </table:table-cell>
          <table:table-cell table:style-name="Table22.B2" office:value-type="string">
            <text:p text:style-name="P74">te...</text:p>
          </table:table-cell>
        </table:table-row>
        <table:table-row>
          <table:table-cell table:style-name="Table22.A2" office:value-type="string">
            <text:p text:style-name="P74">él-ella</text:p>
          </table:table-cell>
          <table:table-cell table:style-name="Table22.B2" office:value-type="string">
            <text:p text:style-name="P74">se...</text:p>
          </table:table-cell>
        </table:table-row>
        <table:table-row>
          <table:table-cell table:style-name="Table22.A2" office:value-type="string">
            <text:p text:style-name="P74">nosotros</text:p>
          </table:table-cell>
          <table:table-cell table:style-name="Table22.B2" office:value-type="string">
            <text:p text:style-name="P74">Nos...</text:p>
          </table:table-cell>
        </table:table-row>
        <table:table-row>
          <table:table-cell table:style-name="Table22.A2" office:value-type="string">
            <text:p text:style-name="P74">Ellos-ellas</text:p>
          </table:table-cell>
          <table:table-cell table:style-name="Table22.B2" office:value-type="string">
            <text:p text:style-name="P74">se...</text:p>
          </table:table-cell>
        </table:table-row>
      </table:table>
      <text:p text:style-name="P56"/>
      <text:h text:style-name="P71" text:outline-level="2">Por/Para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75">Por</text:p>
          </table:table-cell>
          <table:table-cell table:style-name="Table23.B1" office:value-type="string">
            <text:p text:style-name="P75">Para</text:p>
          </table:table-cell>
        </table:table-row>
        <table:table-row>
          <table:table-cell table:style-name="Table23.A2" office:value-type="string">
            <text:list xml:id="list29599804507834781" text:style-name="L10">
              <text:list-item>
                <text:p text:style-name="P76">Motion or a general location</text:p>
              </text:list-item>
              <text:list-item>
                <text:p text:style-name="P76">Duration of an action</text:p>
              </text:list-item>
              <text:list-item>
                <text:p text:style-name="P76">Reason or motivve for an action</text:p>
              </text:list-item>
              <text:list-item>
                <text:p text:style-name="P76">Object of a search</text:p>
              </text:list-item>
              <text:list-item>
                <text:p text:style-name="P76">Means by which</text:p>
              </text:list-item>
              <text:list-item>
                <text:p text:style-name="P76">Exchange or substitution</text:p>
              </text:list-item>
              <text:list-item>
                <text:p text:style-name="P76">Unit of measure</text:p>
              </text:list-item>
              <text:list-item>
                <text:p text:style-name="P76">Agent</text:p>
              </text:list-item>
            </text:list>
          </table:table-cell>
          <table:table-cell table:style-name="Table23.B2" office:value-type="string">
            <text:list xml:id="list144348065850577" text:continue-numbering="true" text:style-name="L10">
              <text:list-item>
                <text:p text:style-name="P76">Desination</text:p>
              </text:list-item>
              <text:list-item>
                <text:p text:style-name="P76">Deadline or a specific time in the future</text:p>
              </text:list-item>
              <text:list-item>
                <text:p text:style-name="P76">Goal</text:p>
              </text:list-item>
              <text:list-item>
                <text:p text:style-name="P76">Purpose</text:p>
              </text:list-item>
              <text:list-item>
                <text:p text:style-name="P76">Recipient</text:p>
              </text:list-item>
              <text:list-item>
                <text:p text:style-name="P76">Comparision with other or opinion</text:p>
              </text:list-item>
              <text:list-item>
                <text:p text:style-name="P76">Employment</text:p>
              </text:list-item>
            </text:list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40pt" fo:font-weight="bold" officeooo:rsid="0020eca6" style:font-size-asian="40pt" style:font-weight-asian="bold" style:font-size-complex="4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25pt" fo:font-weight="bold" officeooo:rsid="0020eca6" style:font-size-asian="25pt" style:font-weight-asian="bold" style:font-size-complex="2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20pt" fo:font-weight="bold" officeooo:rsid="0029f5d2" style:font-size-asian="20pt" style:font-weight-asian="bold" style:font-size-complex="20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in" draw:fill-image-height="0in"/>
      <style:paragraph-properties fo:margin-left="0in" fo:margin-right="0in" fo:text-indent="0in" style:auto-text-indent="false" style:page-number="auto" style:shadow="none" text:number-lines="false" text:line-number="0" style:writing-mod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5pt" fo:font-weight="bold" officeooo:rsid="0021fb39" style:font-size-asian="15pt" style:font-weight-asian="bold" style:font-size-complex="1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font-size="2pt" style:font-size-asian="1.75pt" style:font-size-complex="2pt"/>
    </style:style>
    <style:style style:name="MP2" style:family="paragraph" style:parent-style-name="Text_20_body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0:35:02.451000000</meta:creation-date>
    <meta:generator>LibreOffice/5.1.4.2$Linux_X86_64 LibreOffice_project/10m0$Build-2</meta:generator>
    <dc:date>2016-11-20T14:43:45.670573553</dc:date>
    <meta:editing-duration>PT6H5M27S</meta:editing-duration>
    <meta:editing-cycles>22</meta:editing-cycles>
    <meta:document-statistic meta:table-count="23" meta:image-count="0" meta:object-count="0" meta:page-count="9" meta:paragraph-count="364" meta:word-count="806" meta:character-count="4234" meta:non-whitespace-character-count="3820"/>
  </office:meta>
</office:document-meta>
</file>